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Footnote">
      <style:paragraph-properties style:text-autospace="none"/>
    </style:style>
    <style:style style:name="P2" style:family="paragraph" style:parent-style-name="Standard">
      <style:text-properties fo:background-color="#ffff00"/>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note text:id="ftn1" text:note-class="footnote"><text:note-citation>1</text:note-citation><text:note-body><text:p text:style-name="P1"><text:reference-mark-start text:name="ZOTERO_ITEM {&quot;citationID&quot;:&quot;1jk6idjpr0&quot;,&quot;citationItems&quot;:[{&quot;uri&quot;:[&quot;http://zotero.org/users/29527/items/AITSI737&quot;]}]} RNDX4FryxbCcX"/>Gabriel de Tarde, <text:span text:style-name="T1">Monadologie et sociologie</text:span><text:span text:style-name="T2">, ed. Eric Alliez, Collection Les empãecheurs de penser en rond (Le Plessis-Robinson: Institut Synthâelabo, 1999).</text:span><text:reference-mark-end text:name="ZOTERO_ITEM {&quot;citationID&quot;:&quot;1jk6idjpr0&quot;,&quot;citationItems&quot;:[{&quot;uri&quot;:[&quot;http://zotero.org/users/29527/items/AITSI737&quot;]}]} RNDX4FryxbCcX"/></text:p></text:note-body></text:note></text:p>
      <text:p text:style-name="Text_20_body">Monadologie 1893</text:p>
      <text:p text:style-name="Text_20_body"/>
      <text:p text:style-name="Text_20_body">Par la nature même de son arrangement tout superficiel, nullement volumineux, presque sans épaisseur, et par la dispersion extrême de ses éléments, par la multiplicité enfin des échanges intellectuels et industriels de peuple à peuple, l'agrégat social des hommes comporte une proportion singulièrement faible de relations intra-sociales, essentiellement conservatrices, entre ses membres, et les empêche de soutenir entre eux les relations de société omni-latérales que suppose la forme globuleuse d'une cellule ou d'un organisme. 27</text:p>
      <text:p text:style-name="Text_20_body"/>
      <text:p text:style-name="Text_20_body">Savons-nous les sacrifices de diversités antérieures que la condensation des</text:p>
      <text:p text:style-name="Text_20_body">éléments en atomes similaires, des atomes en molécules et en sphères célestes,</text:p>
      <text:p text:style-name="Text_20_body">des molécules en cellules et ainsi de suite, a exigés au profit de diversités</text:p>
      <text:p text:style-name="Text_20_body">postérieures et, je l'admets, supérieures, ce qui ne veut pas dire accrues ? Nous</text:p>
      <text:p text:style-name="Text_20_body">savons un peu mieux, et nous ne connaissons pas pleinement, ce qu'il en coûte</text:p>
      <text:p text:style-name="Text_20_body">à des sauvages libres et errants pour s'agglomérer en peuplades, et à des peuplades</text:p>
      <text:p text:style-name="Text_20_body">pour s'immobiliser en elles tourbillonnantes autour d'un pivot d'institutions</text:p>
      <text:p text:style-name="Text_20_body">fixes. Mais quand, sous nos yeux, à la diversité provinciale des usages,</text:p>
      <text:p text:style-name="Text_20_body">des costumes, des idées, des accents, des types physiques, se substitue le</text:p>
      <text:p text:style-name="Text_20_body">nivellement moderne, l'unité de poids et mesures, de langage, d'accent, de</text:p>
      <text:p text:style-name="Text_20_body">conversation même, condition nécessaire de la mise en relation, c'est-à-dire de</text:p>
      <text:p text:style-name="Text_20_body">la mise en oeuvre de tous les esprits et de leur déploiement plus libre et plus</text:p>
      <text:p text:style-name="Text_20_body">caractérisé, les larmes des poètes et des artistes nous attestent le prix du</text:p>
      <text:p text:style-name="Text_20_body">pittoresque social sacrifié à ces avantages. 32</text:p>
      <text:p text:style-name="Text_20_body"/>
      <text:p text:style-name="Text_20_body">Mais partout où, sous l'indistinct apparent, un savant creuse, il découvre des trésors de distinctions inattendues. 33</text:p>
      <text:p text:style-name="Text_20_body"/>
      <text:p text:style-name="Text_20_body">Exister c'est différer, la différence, à vrai dire, est en un sens le côté substantiel</text:p>
      <text:p text:style-name="Text_20_body">des choses, ce qu'elles ont à la fois de plus propre et de plus commun.</text:p>
      <text:p text:style-name="Text_20_body">Il faut partir de là et se défendre d'expliquer cela, à quoi tout se ramène, y</text:p>
      <text:p text:style-name="Text_20_body">compris l'identité d'où l'on part faussement. Car l'identité n'est qu'un minimum</text:p>
      <text:p text:style-name="Text_20_body">et par suite qu'une espèce, et une espèce infiniment rare, de différence, comme le repos n'est qu'un cas du mouvement, et le cercle qu'une variété singulière de l'ellipse. 33</text:p>
      <text:p text:style-name="Text_20_body">Ou, pour mieux dire, dans toute évolution qui se prolonge suffisamment, nous observons une succession et un entrecroisement de couches phénoménales alternativement remarquables par la régularité et le caprice, par la permanence et la fugacité, des rapports qu'elles nous présentent. 34</text:p>
      <text:p text:style-name="Text_20_body"/>
      <text:p text:style-name="Standard"><text:soft-page-break/>Supposons laachevée, complète, ramassée en un catéchisme définitif qui se logerait aisément dans un coin de toutes les mémoires, il resterait dans le cerveau humain immensément plus d'énergie disponible pour d'autres emplois que nous ne pouvons nous l'imaginer actuellement. Alors il deviendrait clair que la systématisation consommée et la propagation universelle de l'orthodoxie scientifique ont eu pour dernière et suprême raison d'être le déploiement extraordinaire d'hypothèses, d'hérésies philosophiques, de systèmes personnels et indéfiniment multipliés, de fantaisies lyriques et dramatiques extraordinaires, oùse satisferait pleinement en chaque esprit, grâce au savoir impersonnel, le besoin profond d'universaliser sa nuance spéciale, de frapper le monde à son sceau. L'intelligence poussée à bout finira par n'être qu'un aide-imagination. 35</text:p>
      <text:p text:style-name="Standard"/>
      <text:p text:style-name="Standard">La diversité, et non l'unité, est au coeur des choses : cette conclusion se</text:p>
      <text:p text:style-name="Standard">déduit pour nous, au reste, d'une remarque générale qu'un simple coup d'oeil</text:p>
      <text:p text:style-name="Standard">jeté sur le monde et les sciences nous permet de faire. Partout une exubérante</text:p>
      <text:p text:style-name="Standard">richesse de variations et de modulations inouïes jaillit de ces thèmes permanents qu'on nomme espèces vivantes, systèmes stellaires, équilibres de toute sorte, et finit par les détruire et les renouveler entièrement, et nulle part cependant les forces ou les lois auxquelles nous sommes habitués à donner le nom de principes des choses ne semblent se proposer la variété pour terme ou pour but. 37</text:p>
      <text:p text:style-name="Standard"/>
      <text:p text:style-name="Standard">Si l'élément d'une société a une nature vitale, l'élément organique d'un corps vivant a une nature chimique. 39</text:p>
      <text:p text:style-name="Standard"/>
      <text:p text:style-name="Standard">Une molécule organisée appartient donc à la fois à deux mondes étrangers ou hostiles l'un à l'autre. Or, peut-on nier que cette indépendance de la nature chimique des éléments corporels à l'égard de leur nature organique nous aide à comprendre les perturbations, les déviations et les refontes heureuses des types vivants ? 39</text:p>
      <text:p text:style-name="Standard"/>
      <text:p text:style-name="Standard">Après le carbone, les corps qui présentent au plus haut degré cette capacité</text:p>
      <text:p text:style-name="Standard">de saturation partielle ou totale de soi par soi sont l'oxygène, l'hydrogène et</text:p>
      <text:p text:style-name="Standard">l'azote ; chose remarquable, précisément les substances que la vie emploie ! 42</text:p>
      <text:p text:style-name="Standard"/>
      <text:p text:style-name="Standard"/>
      <text:p text:style-name="Standard"/>
      <text:p text:style-name="P2">Qu'est-ce que la société ? On pourrait la définir à notre point de vue : la</text:p>
      <text:p text:style-name="P2">possession réciproque, sous des formes extrêmement variées, de tous par</text:p>
      <text:p text:style-name="Standard"><text:span text:style-name="T3">chacun. </text:span>La possession unilatérale de l'esclave par le maître, du fils par le père</text:p>
      <text:p text:style-name="Standard">ou de la femme par le mari dans le vieux droit n'est qu'un premier pas vers le</text:p>
      <text:p text:style-name="Standard">lien social. 42/85</text:p>
      <text:p text:style-name="Standard"/>
      <text:p text:style-name="Standard"/>
      <text:p text:style-name="Text_20_body">La divergence profonde, qui s'accentue tous les jours, entre le courant de la science proprement dite et celui de la philosophie, provient de ce que la première, par bonheur pour elle, a pris pour guide le verbe Avoir. Tout s'explique à ses yeux par des propriétés, non par des entités. 44/88</text:p>
      <text:p text:style-name="Text_20_body"/>
      <text:p text:style-name="Standard">La divergence profonde, qui s'accentue tous les jours, entre le courant de la science proprement dite et celui de la philosophie, provient de ce que la première, par bonheur pour elle, a pris pour guide le verbe Avoir. Tout s'explique à ses yeux par des propriétés, non par des entités. Elle a dédaigné le rapport décevant de substance à phénomène, deux termes vides où l'Être s'est dédoublé ; elle a fait un usage modéré du rapport de cause à effet, où la possession ne se présente que sous une de ses deux formes, et la moins importante, la possession par le désir. Mais elle a largement usé, et, malheureusement, abusé du rapport de propriétaire à propriété 44/88</text:p>
      <text:p text:style-name="Standard"><text:soft-page-break/></text:p>
      <text:p text:style-name="Standard">Depuis des milliers d'années, on catalogue les diverses manières d'être, les divers degrés de l'être, et l'on n'a jamais eu l'idée de classer les diverses espèces, les divers degrés de la possession. La possession est pourtant le fait universel, et il n'est pas de terme meilleur que celui d'acquisition pour exprimer la formation et la croissance d'un être quelconque. 45</text:p>
      <text:p text:style-name="Standard"/>
      <text:p text:style-name="Standard">Adhérence atomique ou moléculaire dans le monde physique, nutrition dans le monde vivant, per-</text:p>
      <text:p text:style-name="Standard">ception dans le monde intellectuel, droit dans le monde social, la possession <text:s/>aux formes innombrables ne cesse de s'étendre d'un être aux autres êtres, par un entrecroisement de domaines variés, de plus en plus subtils. 46</text:p>
      <text:p text:style-name="Standard"/>
      <text:p text:style-name="Standard">Atomic or molecular adherence in the physical world, nutrition in the living world, perception in the <text:s/>intellectual world, law in the social world, possession in innumerable forms continually extends itself from one being to others, through a more and more subtle intertwining of varied domains. 46/ 90</text:p>
      <text:p text:style-name="Standard"/>
      <text:p text:style-name="Standard">A molecule compared to an organism or a state would only be a kind of more numerous and advanced kind of nation. 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11T10:09:52</meta:creation-date>
    <dc:date>2012-11-30T10:32:27</dc:date>
    <meta:editing-duration>PT4H39M1S</meta:editing-duration>
    <meta:editing-cycles>13</meta:editing-cycles>
    <meta:generator>LibreOffice/3.5$Linux_X86_64 LibreOffice_project/350m1$Build-2</meta:generator>
    <dc:creator>adrian </dc:creator>
    <meta:document-statistic meta:table-count="0" meta:image-count="0" meta:object-count="0" meta:page-count="3" meta:paragraph-count="47" meta:word-count="1148" meta:character-count="7187" meta:non-whitespace-character-count="6084"/>
    <meta:user-defined meta:name="Info 1"/>
    <meta:user-defined meta:name="Info 2"/>
    <meta:user-defined meta:name="Info 3"/>
    <meta:user-defined meta:name="Info 4"/>
    <meta:user-defined meta:name="ZOTERO_PREF_1" meta:value-type="string">&lt;data data-version="3" zotero-version="2.1.10"&gt;&lt;session id="fe2MJxMo"/&gt;&lt;style id="http://www.zotero.org/styles/chicago-fullnote-bibliography" hasBibliography="1" bibliographyStyleHasBeenSet="0"/&gt;&lt;prefs&gt;&lt;pref name="fieldType" value="ReferenceMark"/&gt;&lt;pref n</meta:user-defined>
    <meta:user-defined meta:name="ZOTERO_PREF_2" meta:value-type="string">ame="noteType" value="1"/&gt;&lt;/prefs&gt;&lt;/data&gt;</meta:user-defined>
  </office:meta>
</office:document-meta>
</file>